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4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9dd"/>
    </style:style>
    <style:style style:name="P2" style:family="paragraph" style:parent-style-name="Standard">
      <style:paragraph-properties fo:text-align="start" style:justify-single-word="false"/>
      <style:text-properties officeooo:paragraph-rsid="0019a9d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a9d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a9d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9a9d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ffffff"/>
      <style:text-properties style:font-name="Standard Symbols L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style:font-name="Liberation Serif4"/>
    </style:style>
    <style:style style:name="P14" style:family="paragraph">
      <loext:graphic-properties draw:fill-color="#ffffff"/>
      <style:paragraph-properties fo:text-align="center"/>
      <style:text-properties style:font-name="Liberation Serif4"/>
    </style:style>
    <style:style style:name="T1" style:family="text">
      <style:text-properties style:text-position="super 58%"/>
    </style:style>
    <style:style style:name="T2" style:family="text">
      <style:text-properties officeooo:rsid="001a2fc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1e6212"/>
    </style:style>
    <style:style style:name="T6" style:family="text">
      <style:text-properties officeooo:rsid="001edeb7"/>
    </style:style>
    <style:style style:name="T7" style:family="text">
      <style:text-properties style:font-name="Standard Symbols L"/>
    </style:style>
    <style:style style:name="T8" style:family="text">
      <style:text-properties style:font-name="Liberation Seri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57in" fo:min-width="0.70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4331059605909904641" text:style-name="L1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draw:text-style-name="P6" svg:width="0.8858in" svg:height="1.087in" svg:x="0.6409in" svg:y="0.1098in"><text:p><text:span text:style-name="T7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6" svg:width="0.9004in" svg:height="1.2425in" svg:x="5.6189in" svg:y="0.1016in"><text:p><text:span text:style-name="T7"/></text:p><text:p><text:span text:style-name="T7"/></text:p><text:p><text:span text:style-name="T7"><text:s text:c="18"/></text:span><text:span text:style-name="T7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draw:text-style-name="P9" svg:width="1.4988in" svg:height="0.8843in" svg:x="3.922in" svg:y="0.0362in"><text:p text:style-name="P7"><text:span text:style-name="T7"/></text:p><text:p text:style-name="P8"><text:span text:style-name="T7"><text:s text:c="19"/></text:span><text:span text:style-name="T7">q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10" svg:width="1.4067in" svg:height="0.6315in" svg:x="1.9772in" svg:y="0.1854in"><text:p text:style-name="P8"><text:span text:style-name="T7"><text:s text:c="3"/></text:span><text:span text:style-name="T7">q </text:span></text:p><text:p><text:span text:style-name="T7"><text:s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59277426615" text:continue-numbering="true" text:style-name="L1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draw:text-style-name="P12" svg:width="1.6748in" svg:height="1.5315in" svg:x="4.1154in" svg:y="0.1528in"><text:p text:style-name="P11"><text:span text:style-name="T7"><text:s text:c="23"/></text:span></text:p><text:p text:style-name="P11"><text:span text:style-name="T7">1.8</text:span><text:span text:style-name="T4">m</text:span><text:span text:style-name="T7"> <text:s text:c="36"/></text:span></text:p><text:p text:style-name="P11"><text:span text:style-name="T7"><text:s/></text:span></text:p><text:p text:style-name="P11"><text:span text:style-name="T7"><text:s text:c="15"/></text:span></text:p><text:p text:style-name="P11"><text:span text:style-name="T7"><text:s text:c="35"/></text:span><text:span text:style-name="T7">45°</text:span></text:p><text:p text:style-name="P11"><text:span text:style-name="T7"/></text:p><text:p text:style-name="P11"><text:span text:style-name="T7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draw:text-style-name="P12" svg:width="2.6114in" svg:height="0.8295in" svg:x="0.5665in" svg:y="0.0472in"><text:p text:style-name="P11"><text:span text:style-name="T7"><text:s text:c="20"/></text:span><text:span text:style-name="T7">6</text:span><text:span text:style-name="T4">m</text:span><text:span text:style-name="T7"> <text:s text:c="25"/></text:span></text:p><text:p text:style-name="P11"><text:span text:style-name="T7"><text:s/></text:span></text:p><text:p text:style-name="P11"><text:span text:style-name="T7"/></text:p><text:p text:style-name="P11"><text:span text:style-name="T7"><text:s text:c="34"/></text:span><text:span text:style-name="T7">25°</text:span></text:p><text:p text:style-name="P11"><text:span text:style-name="T7"/></text:p><text:p text:style-name="P11"><text:span text:style-name="T7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59587976076" text:continue-numbering="true" text:style-name="L1">
        <text:list-item>
          <text:p text:style-name="P4">Ivan is walking across a field. <text:s/>He walks <text:span text:style-name="T5">55</text:span>00m in <text:span text:style-name="T2">4</text:span>0 minutes, at a 3<text:span text:style-name="T2">5</text:span><text:span text:style-name="T3">°</text:span><text:span text:style-name="T4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160326806376" text:continue-numbering="true" text:style-name="L1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73160390468828" text:continue-numbering="true" text:style-name="L1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73159507091726" text:continue-numbering="true" text:style-name="L1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73161121289862" text:continue-numbering="true" text:style-name="L1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73160778556317" text:continue-numbering="true" text:style-name="L1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73161156724624" text:continue-numbering="true" text:style-name="L1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draw:text-style-name="P6" svg:width="0.8713in" svg:height="0.9878in" svg:x="5.1953in" svg:y="0.1047in"><text:p><text:span text:style-name="T7"/></text:p><text:p><text:span text:style-name="T7"/></text:p><text:p><text:span text:style-name="T7"><text:s text:c="16"/></text:span><text:span text:style-name="T7">q</text:span></text:p><text:p><text:span text:style-name="T7"/></text:p><text:p><text:span text:style-name="T7"><text:s text:c="21"/></text:span><text:span text:style-name="T7">3.5</text:span><text:span text:style-name="T4">m</text:span><text:span text:style-name="T7"> <text:s text:c="3"/></text:span></text:p><text:p><text:span text:style-name="T7"/></text:p><text:p><text:span text:style-name="T7"><text:s text:c="11"/></text:span><text:span text:style-name="T7">4</text:span><text:span text:style-name="T4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draw:text-style-name="P14" svg:width="1.6748in" svg:height="0.8323in" svg:x="0.4252in" svg:y="0in"><text:p text:style-name="P13"><text:span text:style-name="T8"><text:s text:c="30"/></text:span><text:span text:style-name="T8">1 m</text:span></text:p><text:p text:style-name="P13"><text:span text:style-name="T8">.25 m <text:s text:c="40"/></text:span></text:p><text:p text:style-name="P13"><text:span text:style-name="T7"><text:s text:c="26"/></text:span><text:span text:style-name="T7">Q</text:span></text:p><text:p text:style-name="P13"><text:span text:style-name="T7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draw:text-style-name="P12" svg:width="1.1016in" svg:height="0.7287in" svg:x="2.8728in" svg:y="0.0327in"><text:p text:style-name="P11"><text:span text:style-name="T7"><text:s text:c="14"/></text:span><text:span text:style-name="T7">5</text:span><text:span text:style-name="T4">m</text:span><text:span text:style-name="T7"> <text:s/></text:span></text:p><text:p text:style-name="P11"><text:span text:style-name="T7"><text:s text:c="37"/></text:span></text:p><text:p text:style-name="P11"><text:span text:style-name="T7"><text:s text:c="21"/></text:span><text:span text:style-name="T7">q</text:span></text:p><text:p text:style-name="P11"><text:span text:style-name="T7"><text:s text:c="11"/></text:span><text:span text:style-name="T7">4</text:span><text:span text:style-name="T4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73159957733214" text:continue-numbering="true" text:style-name="L1">
        <text:list-item>
          <text:p text:style-name="P4">Angel is hiking in the desert, where he walks <text:span text:style-name="T6">3</text:span> mile<text:span text:style-name="T2">s</text:span> to the east, then <text:span text:style-name="T6">2</text:span>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160562410355" text:continue-numbering="true" text:style-name="L1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59745319367" text:continue-numbering="true" text:style-name="L1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60667101916" text:continue-numbering="true" text:style-name="L1">
        <text:list-item>
          <text:p text:style-name="P4">Hazel is flying in a plane at <text:span text:style-name="T2">36</text:span>0 m/s to the north. <text:s/>The wind is blowing at <text:span text:style-name="T2">10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59191690124" text:continue-numbering="true" text:style-name="L1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73159158398335" text:continue-numbering="true" text:style-name="L1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4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1-19T07:31:59.050907017" text:date-adjust="PT24H00M00S">01/20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28:48.240270749</meta:creation-date>
    <meta:editing-duration>PT14M14S</meta:editing-duration>
    <meta:editing-cycles>10</meta:editing-cycles>
    <meta:generator>LibreOffice/5.2.7.2$Linux_X86_64 LibreOffice_project/20$Build-2</meta:generator>
    <dc:date>2018-01-19T07:31:58.962752015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